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Gothic720 Lt BT" svg:font-family="'Gothic720 Lt BT', 'Times New Roman'"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othic720 Lt BT1" svg:font-family="'Gothic720 Lt BT', 'Times New Roman'" style:font-family-generic="system" style:font-pitch="variable"/>
    <style:font-face style:name="Lohit Devanagari" svg:font-family="'Lohit Devanagari'" style:font-family-generic="system" style:font-pitch="variable"/>
    <style:font-face style:name="MS Mincho" svg:font-family="'MS Mincho', 'MS Gothic'" style:font-family-generic="system" style:font-pitch="variable"/>
    <style:font-face style:name="Mangal" svg:font-family="Mangal" style:font-family-generic="system" style:font-pitch="variable"/>
    <style:font-face style:name="Mangal1" svg:font-family="Mangal, 'Courier New'"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color="#000000" style:font-name="Verdana" fo:font-size="13.5pt" fo:font-weight="bold" style:font-size-asian="13.5pt" style:font-weight-asian="bold" style:font-name-complex="Verdana1" style:font-size-complex="13.5pt"/>
    </style:style>
    <style:style style:name="P2" style:family="paragraph" style:parent-style-name="Standard">
      <style:paragraph-properties fo:margin-top="0in" fo:margin-bottom="0in" loext:contextual-spacing="false"/>
    </style:style>
    <style:style style:name="P3" style:family="paragraph" style:parent-style-name="Heading_20_1" style:list-style-name="WWNum2"/>
    <style:style style:name="P4" style:family="paragraph" style:parent-style-name="Normal_20__28_Web_29_">
      <style:paragraph-properties fo:margin-top="0in" fo:margin-bottom="0in" loext:contextual-spacing="false"/>
    </style:style>
    <style:style style:name="P5" style:family="paragraph" style:parent-style-name="Normal_20__28_Web_29_">
      <style:paragraph-properties fo:margin-top="0in" fo:margin-bottom="0in" loext:contextual-spacing="false" fo:text-align="center" style:justify-single-word="false"/>
    </style:style>
    <style:style style:name="P6" style:family="paragraph" style:parent-style-name="Normal_20__28_Web_29_">
      <style:paragraph-properties fo:margin-top="0in" fo:margin-bottom="0in" loext:contextual-spacing="false"/>
      <style:text-properties fo:font-size="20pt" style:font-size-asian="20pt" style:font-size-complex="20pt"/>
    </style:style>
    <style:style style:name="P7" style:family="paragraph" style:parent-style-name="Normal_20__28_Web_29_">
      <style:paragraph-properties fo:margin-top="0in" fo:margin-bottom="0in" loext:contextual-spacing="false"/>
      <style:text-properties fo:color="#000000" style:font-name="Verdana" fo:font-size="16pt" fo:font-weight="bold" style:font-size-asian="16pt" style:font-weight-asian="bold" style:font-name-complex="Verdana1" style:font-size-complex="16pt"/>
    </style:style>
    <style:style style:name="P8" style:family="paragraph" style:parent-style-name="Normal_20__28_Web_29_">
      <style:paragraph-properties fo:margin-top="0in" fo:margin-bottom="0in" loext:contextual-spacing="false"/>
      <style:text-properties fo:color="#000000" style:font-name="Verdana" fo:font-size="10pt" style:font-size-asian="10pt" style:font-name-complex="Verdana1" style:font-size-complex="10pt"/>
    </style:style>
    <style:style style:name="P9" style:family="paragraph" style:parent-style-name="Normal_20__28_Web_29_" style:master-page-name="Standard">
      <style:paragraph-properties fo:margin-top="0in" fo:margin-bottom="0in" loext:contextual-spacing="false" fo:text-align="center" style:justify-single-word="false" style:page-number="auto"/>
    </style:style>
    <style:style style:name="P10" style:family="paragraph" style:parent-style-name="Normal_20__28_Web_29_">
      <style:paragraph-properties fo:margin-top="0.0835in" fo:margin-bottom="0in" loext:contextual-spacing="false"/>
    </style:style>
    <style:style style:name="P11" style:family="paragraph" style:parent-style-name="Normal_20__28_Web_29_">
      <style:paragraph-properties fo:margin-top="0in" fo:margin-bottom="0.1665in" loext:contextual-spacing="false" fo:text-align="center" style:justify-single-word="false"/>
    </style:style>
    <style:style style:name="P12" style:family="paragraph" style:parent-style-name="Normal_20__28_Web_29_">
      <style:paragraph-properties fo:margin-top="0.1665in" fo:margin-bottom="0.1665in" loext:contextual-spacing="false"/>
    </style:style>
    <style:style style:name="P13" style:family="paragraph" style:parent-style-name="Normal_20__28_Web_29_">
      <style:paragraph-properties fo:margin-top="0.1665in" fo:margin-bottom="0.1665in" loext:contextual-spacing="false" fo:text-align="justify" style:justify-single-word="false"/>
    </style:style>
    <style:style style:name="P14" style:family="paragraph" style:parent-style-name="Normal_20__28_Web_29_">
      <style:paragraph-properties fo:margin-top="0.1665in" fo:margin-bottom="0.1665in" loext:contextual-spacing="false" fo:text-align="justify" style:justify-single-word="false"/>
      <style:text-properties fo:color="#000000" fo:font-size="13.5pt" style:font-size-asian="13.5pt" style:font-size-complex="13.5pt"/>
    </style:style>
    <style:style style:name="P15" style:family="paragraph" style:parent-style-name="Normal_20__28_Web_29_">
      <style:paragraph-properties fo:margin-left="0in" fo:margin-right="0in" fo:margin-top="0.1665in" fo:margin-bottom="0.1665in" loext:contextual-spacing="false" fo:text-align="justify" style:justify-single-word="false" fo:text-indent="0.5in" style:auto-text-indent="false"/>
    </style:style>
    <style:style style:name="P16" style:family="paragraph" style:parent-style-name="Footer">
      <style:paragraph-properties fo:margin-left="0in" fo:margin-right="0.25in" fo:text-indent="0in" style:auto-text-indent="false"/>
    </style:style>
    <style:style style:name="P17" style:family="paragraph" style:parent-style-name="Footer">
      <style:paragraph-properties fo:margin-left="0in" fo:margin-right="0.25in" fo:text-indent="0in" style:auto-text-indent="false"/>
      <style:text-properties fo:font-size="8pt" style:font-size-asian="8pt" style:font-size-complex="8pt"/>
    </style:style>
    <style:style style:name="P18" style:family="paragraph">
      <loext:graphic-properties draw:fill="solid" draw:fill-color="#ffffff"/>
      <style:paragraph-properties fo:text-align="start"/>
      <style:text-properties fo:color="#000000" fo:font-size="18pt"/>
    </style:style>
    <style:style style:name="T1" style:family="text">
      <style:text-properties fo:color="#000000"/>
    </style:style>
    <style:style style:name="T2" style:family="text">
      <style:text-properties fo:color="#000000" style:font-name="Verdana" fo:font-size="13.5pt" fo:font-weight="bold" style:font-name-asian="Verdana1" style:font-size-asian="13.5pt" style:font-weight-asian="bold" style:font-name-complex="Verdana1" style:font-size-complex="13.5pt"/>
    </style:style>
    <style:style style:name="T3" style:family="text">
      <style:text-properties fo:color="#000000" style:font-name="Verdana" fo:font-size="13.5pt" fo:font-weight="bold" style:font-size-asian="13.5pt" style:font-weight-asian="bold" style:font-name-complex="Verdana1" style:font-size-complex="13.5pt"/>
    </style:style>
    <style:style style:name="T4" style:family="text">
      <style:text-properties fo:color="#000000" style:font-name="Verdana" fo:font-size="10pt" fo:font-style="italic" fo:font-weight="bold" style:font-size-asian="10pt" style:font-style-asian="italic" style:font-weight-asian="bold" style:font-name-complex="Verdana1" style:font-size-complex="10pt" style:font-weight-complex="bold"/>
    </style:style>
    <style:style style:name="T5" style:family="text">
      <style:text-properties fo:color="#000000" style:font-name="Verdana" fo:font-size="10pt" fo:font-style="italic" fo:font-weight="bold" style:font-size-asian="10pt" style:font-style-asian="italic" style:font-weight-asian="bold" style:font-name-complex="Verdana1" style:font-size-complex="10pt" style:font-style-complex="italic" style:font-weight-complex="bold"/>
    </style:style>
    <style:style style:name="T6" style:family="text">
      <style:text-properties fo:color="#000000" style:font-name="Verdana" fo:font-size="10pt" style:font-size-asian="10pt" style:font-name-complex="Verdana1" style:font-size-complex="10pt"/>
    </style:style>
    <style:style style:name="T7" style:family="text">
      <style:text-properties fo:color="#000000" style:font-name="Verdana" fo:font-size="10pt" style:font-name-asian="Verdana1" style:font-size-asian="10pt" style:font-name-complex="Verdana1" style:font-size-complex="10pt"/>
    </style:style>
    <style:style style:name="T8" style:family="text">
      <style:text-properties fo:color="#000000" style:font-name="Verdana" fo:font-size="10pt" fo:font-weight="bold" style:font-size-asian="10pt" style:font-weight-asian="bold" style:font-name-complex="Verdana1" style:font-size-complex="10pt"/>
    </style:style>
    <style:style style:name="T9" style:family="text">
      <style:text-properties fo:color="#000000" style:font-name="Verdana" fo:font-weight="bold" style:font-name-asian="Verdana1" style:font-weight-asian="bold" style:font-name-complex="Verdana1" style:font-weight-complex="bold"/>
    </style:style>
    <style:style style:name="T10" style:family="text">
      <style:text-properties fo:color="#000000" style:font-name="Verdana" fo:font-weight="bold" style:font-weight-asian="bold" style:font-name-complex="Verdana1" style:font-weight-complex="bold"/>
    </style:style>
    <style:style style:name="T11" style:family="text">
      <style:text-properties fo:color="#000000" style:font-name="Verdana" fo:font-weight="bold" style:font-weight-asian="bold" style:font-name-complex="Verdana1"/>
    </style:style>
    <style:style style:name="T12" style:family="text">
      <style:text-properties fo:color="#000000" style:font-name="Verdana" fo:font-size="14pt" fo:font-weight="bold" style:font-size-asian="14pt" style:font-weight-asian="bold" style:font-name-complex="Verdana1" style:font-size-complex="14pt"/>
    </style:style>
    <style:style style:name="T13" style:family="text">
      <style:text-properties fo:color="#000000" style:font-name="Verdana" fo:font-size="16pt" fo:font-weight="bold" style:font-size-asian="16pt" style:font-weight-asian="bold" style:font-name-complex="Verdana1" style:font-size-complex="16pt"/>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000000" fo:font-size="13.5pt" style:font-size-asian="13.5pt" style:font-size-complex="13.5pt"/>
    </style:style>
    <style:style style:name="T17" style:family="text">
      <style:text-properties fo:color="#000000" fo:font-size="13.5pt" fo:font-weight="bold" style:font-size-asian="13.5pt" style:font-weight-asian="bold" style:font-size-complex="13.5pt" style:font-weight-complex="bold"/>
    </style:style>
    <style:style style:name="T18" style:family="text">
      <style:text-properties fo:font-size="20pt" fo:font-style="italic" fo:font-weight="bold" style:font-size-asian="20pt" style:font-style-asian="italic" style:font-weight-asian="bold" style:font-size-complex="20pt" style:font-style-complex="italic"/>
    </style:style>
    <style:style style:name="T19" style:family="text">
      <style:text-properties fo:font-size="20pt" fo:font-style="italic" style:font-size-asian="20pt" style:font-style-asian="italic" style:font-size-complex="20pt" style:font-style-complex="italic"/>
    </style:style>
    <style:style style:name="T20" style:family="text">
      <style:text-properties fo:font-variant="normal" fo:text-transform="none" fo:color="#006600" style:text-line-through-style="none" style:text-line-through-type="none" style:font-name="Verdana" fo:font-size="10pt" fo:font-style="normal" style:text-underline-style="none" fo:font-weight="bold" style:font-size-asian="10pt" style:font-style-asian="normal" style:font-weight-asian="bold" style:font-name-complex="Verdana1" style:font-size-complex="16pt" style:font-weight-complex="bold"/>
    </style:style>
    <style:style style:name="T21" style:family="text">
      <style:text-properties fo:color="#579d1c" style:font-name="Verdana" fo:font-size="10pt" fo:font-weight="bold" style:font-size-asian="10pt" style:font-weight-asian="bold" style:font-name-complex="Verdana1" style:font-size-complex="10pt" style:font-weight-complex="bold"/>
    </style:style>
    <style:style style:name="T22" style:family="text">
      <style:text-properties fo:color="#008000" style:font-name="Verdana" fo:font-weight="bold" style:font-weight-asian="bold" style:font-name-complex="Verdana1"/>
    </style:style>
    <style:style style:name="T23" style:family="text">
      <style:text-properties fo:color="#008000" style:font-name="Verdana" fo:font-size="13.5pt" fo:font-weight="bold" style:font-size-asian="13.5pt" style:font-weight-asian="bold" style:font-name-complex="Verdana1" style:font-size-complex="13.5pt"/>
    </style:style>
    <style:style style:name="T24" style:family="text">
      <style:text-properties fo:font-size="8pt" style:font-size-asian="8pt" style:font-size-complex="8pt"/>
    </style:style>
    <style:style style:name="gr1" style:family="graphic" style:parent-style-name="Frame">
      <style:graphic-properties draw:stroke="none" svg:stroke-width="0in" draw:fill="solid" draw:fill-color="#ffffff" draw:textarea-vertical-align="top" draw:auto-grow-height="false" fo:min-height="0.1925in" fo:min-width="0.0846in" fo:padding-top="0.0008in" fo:padding-bottom="0.0008in" fo:padding-left="0.0008in" fo:padding-right="0.0008in" fo:wrap-option="wrap" fo:margin-left="0in" fo:margin-right="0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5"/>
      <text:p text:style-name="P5"/>
      <text:p text:style-name="Título3"/>
      <text:p text:style-name="Text_20_body"/>
      <text:p text:style-name="Título3">ACUERDO DE CONTRATISTA INDEPENDIENTE</text:p>
      <text:p text:style-name="P1"/>
      <text:p text:style-name="Standard"><text:span text:style-name="T2"><text:s/></text:span><text:span text:style-name="notranslate"><text:span text:style-name="T18">NUMERO:</text:span></text:span></text:p>
      <text:p text:style-name="Standard"/>
      <text:p text:style-name="Standard"/>
      <text:p text:style-name="Standard"/>
      <text:p text:style-name="Standard"><text:span text:style-name="notranslate"><text:span text:style-name="T18">CLIENTE:</text:span></text:span></text:p>
      <text:list xml:id="list116071789" text:style-name="WWNum2">
        <text:list-item>
          <text:h text:style-name="P3" text:outline-level="1"><text:span text:style-name="notranslate"><text:span text:style-name="T19">PROYECTO:</text:span></text:span></text:h>
        </text:list-item>
      </text:list>
      <text:p text:style-name="P6"/>
      <text:p text:style-name="P4"><text:span text:style-name="notranslate"><text:span text:style-name="T4">Fecha:</text:span></text:span></text:p>
      <text:p text:style-name="P4"><text:span text:style-name="notranslate"><text:span text:style-name="T5"><text:line-break/>Autor:</text:span></text:span></text:p>
      <text:p text:style-name="P7"/>
      <text:p text:style-name="P7"/>
      <text:p text:style-name="P2"><text:span text:style-name="T20">Esta plantilla de documento se brinda SOLAMENTE como una guia para la creacion de su propio documento. Sugerimos ENFATICAMENTE consultar a un abogado o profesional pertinente en su region/area/pais antes de usarlo en su negocio o industria. </text:span></text:p>
      <text:p text:style-name="P7"/>
      <text:p text:style-name="P7"/>
      <text:p text:style-name="P4"><text:span text:style-name="T21">Complete los datos que piden los comentarios en color verde. </text:span></text:p>
      <text:p text:style-name="P4"><text:span text:style-name="T21">Luego elimine estos comentarios ANTES de liberar el documento.</text:span></text:p>
      <text:p text:style-name="P7"/>
      <text:p text:style-name="P7"/>
      <text:p text:style-name="P7"><text:soft-page-break/></text:p>
      <text:p text:style-name="P7"/>
      <text:p text:style-name="P7"/>
      <text:p text:style-name="P7"/>
      <text:p text:style-name="P10"><text:span text:style-name="notranslate"><text:span text:style-name="T9"><text:s/></text:span></text:span><text:span text:style-name="notranslate"><text:span text:style-name="T10">Versión Control Chart: </text:span></text:span></text:p>
      <text:p text:style-name="P10"><text:span text:style-name="notranslate"><text:span text:style-name="T21">Indique fecha, su rol, su nombre, <text:s/>acción sobre el documento (creación o que modificación) y numero de versión del mismo.</text:span></text:span></text:p>
      <text:p text:style-name="P8"/>
      <text:p text:style-name="P4"><text:span text:style-name="T6">aaaaa</text:span></text:p>
      <text:p text:style-name="P11"><text:span text:style-name="notranslate"><text:span text:style-name="T7"><text:line-break/></text:span></text:span><text:span text:style-name="notranslate"><text:span text:style-name="T12">ACUERDO DE CONTRATISTA INDEPENDIENTE</text:span></text:span></text:p>
      <text:p text:style-name="P12"><text:span text:style-name="notranslate"><text:span text:style-name="T1">Este acuerdo de contratista independiente (el</text:span></text:span><text:span text:style-name="apple-converted-space"><text:span text:style-name="T1"> </text:span></text:span><text:span text:style-name="notranslate"><text:span text:style-name="T15">“Contrato”)</text:span></text:span><text:span text:style-name="apple-converted-space"><text:span text:style-name="T16"> </text:span></text:span><text:span text:style-name="notranslate"><text:span text:style-name="T1">se celebra y entra en vigencia a partir del(la</text:span></text:span><text:span text:style-name="apple-converted-space"><text:span text:style-name="T16"> </text:span></text:span><text:span text:style-name="notranslate"><text:span text:style-name="T15">“Fecha</text:span></text:span><text:span text:style-name="apple-converted-space"><text:span text:style-name="T15"> </text:span></text:span><text:span text:style-name="notranslate"><text:span text:style-name="T15">Efectiva”)</text:span></text:span><text:span text:style-name="apple-converted-space"><text:span text:style-name="T16"> </text:span></text:span><text:span text:style-name="notranslate"><text:span text:style-name="T1">entre(la</text:span></text:span><text:span text:style-name="apple-converted-space"><text:span text:style-name="T1"> </text:span></text:span><text:span text:style-name="notranslate"><text:span text:style-name="T15">“Compañía”),</text:span></text:span><text:span text:style-name="apple-converted-space"><text:span text:style-name="T17"> </text:span></text:span><text:span text:style-name="notranslate"><text:span text:style-name="T1"><text:s/>y , <text:s/>(el</text:span></text:span><text:span text:style-name="apple-converted-space"><text:span text:style-name="T1"> </text:span></text:span><text:span text:style-name="notranslate"><text:span text:style-name="T15">“contratista”)</text:span></text:span><text:span text:style-name="apple-converted-space"><text:span text:style-name="T16"> </text:span></text:span><text:span text:style-name="notranslate"><text:span text:style-name="T1">(colectivamente, las</text:span></text:span><text:span text:style-name="apple-converted-space"><text:span text:style-name="T1"> </text:span></text:span><text:span text:style-name="notranslate"><text:span text:style-name="T15">“Partes”).</text:span></text:span></text:p>
      <text:p text:style-name="P13"><text:span text:style-name="notranslate"><text:span text:style-name="T1">La Compañía solicita al Contratista que preste servicios para el mismo y podrá solicitar al Contratista que realice otros servicios en el futuro;</text:span></text:span><text:span text:style-name="apple-converted-space"><text:span text:style-name="T16"> </text:span></text:span><text:span text:style-name="notranslate"><text:span text:style-name="T1">y por lo tanto, las Partes acuerdan lo siguiente:</text:span></text:span></text:p>
      <text:p text:style-name="P13"><text:span text:style-name="notranslate"><text:span text:style-name="T11"><text:line-break/>1.0.</text:span></text:span><text:span text:style-name="apple-converted-space"><text:span text:style-name="T3"> </text:span></text:span><text:span text:style-name="notranslate"><text:span text:style-name="T10">Duración y</text:span></text:span><text:span text:style-name="apple-converted-space"><text:span text:style-name="T10"> </text:span></text:span><text:span text:style-name="notranslate"><text:span text:style-name="T10">Terminación.</text:span></text:span></text:p>
      <text:p text:style-name="P13"><text:span text:style-name="notranslate"><text:span text:style-name="T1">1.1.</text:span></text:span><text:span text:style-name="apple-converted-space"><text:span text:style-name="T16"> </text:span></text:span><text:span text:style-name="notranslate"><text:span text:style-name="T1">Este Acuerdo entra en vigor inmediatamente a partir de la fecha efectiva, y se mantiene en pleno vigor y efecto hasta que el contratista haya completado los servicios (el</text:span></text:span><text:span text:style-name="apple-converted-space"><text:span text:style-name="T1"> </text:span></text:span><text:span text:style-name="notranslate"><text:span text:style-name="T15">"Plazo"),</text:span></text:span><text:span text:style-name="apple-converted-space"><text:span text:style-name="T16"> </text:span></text:span><text:span text:style-name="notranslate"><text:span text:style-name="T1">a menos que se resuelva con anterioridad conforme a esta Sección 1.</text:span></text:span></text:p>
      <text:p text:style-name="P13"><text:span text:style-name="notranslate"><text:span text:style-name="T1">1.2.</text:span></text:span><text:span text:style-name="apple-converted-space"><text:span text:style-name="T16"> </text:span></text:span><text:span text:style-name="notranslate"><text:span text:style-name="T1">Cualquiera de las Partes podrá rescindir el presente Acuerdo por causa, notificando por escrito a la otra Parte si la otra Parte: (i) infringe materialmente este Acuerdo y no ha podido subsanar dicho incumplimiento dentro de losdías el incumplimiento proporcionado por la Parte que no ha incurrido en la infracción;</text:span></text:span><text:span text:style-name="apple-converted-space"><text:span text:style-name="T16"> </text:span></text:span><text:span text:style-name="notranslate"><text:span text:style-name="T1">(ii) se involucre en cualquier práctica comercial ilegal relacionada con el desempeño de esa Parte bajo el Acuerdo;</text:span></text:span><text:span text:style-name="apple-converted-space"><text:span text:style-name="T16"> o</text:span></text:span><text:span text:style-name="notranslate"><text:span text:style-name="T1"> (iii) presenta una solicitud de quiebra, se convierte en insolvente, reconoce su insolvencia de cualquier manera, deja de hacer negocios, hace una cesión en beneficio de sus acreedores, o tiene un receptor, fideicomisario o parte similar designado para su propiedad.</text:span></text:span></text:p>
      <text:p text:style-name="P14"/>
      <text:p text:style-name="P13"><text:span text:style-name="notranslate"><text:span text:style-name="T11"><text:line-break/>2.0.</text:span></text:span><text:span text:style-name="apple-converted-space"><text:span text:style-name="T3"> </text:span></text:span><text:span text:style-name="notranslate"><text:span text:style-name="T10">Servicios del Contratista.</text:span></text:span></text:p>
      <text:p text:style-name="P13"><text:span text:style-name="notranslate"><text:span text:style-name="T1">2.1.</text:span></text:span><text:span text:style-name="apple-converted-space"><text:span text:style-name="T16"> </text:span></text:span><text:span text:style-name="notranslate"><text:span text:style-name="T1">Durante el plazo, la empresa podrá solicitar el contratista proporcionar los siguientes servicios según sea necesario (los</text:span></text:span><text:span text:style-name="apple-converted-space"><text:span text:style-name="T1"> </text:span></text:span><text:span text:style-name="notranslate"><text:span text:style-name="T15">"Servicios"),</text:span></text:span><text:span text:style-name="apple-converted-space"><text:span text:style-name="T16"> </text:span></text:span><text:span text:style-name="notranslate"><text:span text:style-name="T1">u otros servicios mediante mutuo acuerdo por escrito entre las Partes (correo electrónico es aceptable):</text:span></text:span></text:p>
      <text:p text:style-name="P13"><text:span text:style-name="notranslate"><text:span text:style-name="T1">2.2.</text:span></text:span><text:span text:style-name="apple-converted-space"><text:span text:style-name="T16"> </text:span></text:span><text:span text:style-name="notranslate"><text:span text:style-name="T1">El Contratista proporcionará el equipo necesario para realizar los Servicios.</text:span></text:span><text:span text:style-name="apple-converted-space"><text:span text:style-name="T16"> </text:span></text:span><text:span text:style-name="notranslate"><text:span text:style-name="T1">Si el contratista tiene empleados o agentes (el</text:span></text:span><text:span text:style-name="apple-converted-space"><text:span text:style-name="T16"> </text:span></text:span><text:span text:style-name="notranslate"><text:span text:style-name="T15">"contratista</text:span></text:span><text:span text:style-name="apple-converted-space"><text:span text:style-name="T15"> </text:span></text:span><text:span text:style-name="notranslate"><text:span text:style-name="T15">de</text:span></text:span><text:span text:style-name="apple-converted-space"><text:span text:style-name="T15"> </text:span></text:span><text:span text:style-name="notranslate"><text:span text:style-name="T15">personal")</text:span></text:span><text:span text:style-name="notranslate"><text:span text:style-name="T1">,</text:span></text:span><text:span text:style-name="apple-converted-space"><text:span text:style-name="T1"> </text:span></text:span><text:span text:style-name="notranslate"><text:span text:style-name="T1">el contratista será el único responsable de todos los costos asociados con la contratación de ese Personal o Agentes.</text:span></text:span></text:p>
      <text:p text:style-name="P13"><text:span text:style-name="notranslate"><text:span text:style-name="T1">2.3 Como resultado de la prestación de los servicios, el personal del contratista o contratista puede crear cierto producto de trabajo (el</text:span></text:span><text:span text:style-name="apple-converted-space"><text:span text:style-name="T16"> </text:span></text:span><text:span text:style-name="notranslate"><text:span text:style-name="T15">"Producto</text:span></text:span><text:span text:style-name="apple-converted-space"><text:span text:style-name="T15"> </text:span></text:span><text:span text:style-name="notranslate"><text:span text:style-name="T15">de</text:span></text:span><text:span text:style-name="apple-converted-space"><text:span text:style-name="T15"> </text:span></text:span><text:span text:style-name="notranslate"><text:span text:style-name="T15">Trabajo").</text:span></text:span></text:p>
      <text:p text:style-name="P13"><text:span text:style-name="notranslate"><text:span text:style-name="T1">2.4.</text:span></text:span><text:span text:style-name="apple-converted-space"><text:span text:style-name="T16"> </text:span></text:span><text:span text:style-name="notranslate"><text:span text:style-name="T1">El Contratista notificará a la Compañía cualquier cambio al calendario del Contratista que pudiera afectar adversamente la disponibilidad del Contratista, ya sea conocido o desconocido en el momento de este Acuerdo, a más tardarantes de dicho cambio.</text:span></text:span><text:span text:style-name="apple-converted-space"><text:span text:style-name="T16"> </text:span></text:span><text:span text:style-name="notranslate"><text:span text:style-name="T1">Si el Contratista se da cuenta de dichos cambios dentro del período de, el Contratista notificará a la Compañía con prontitud de dichos cambios dentro de un período razonable de tiempo.</text:span></text:span></text:p>
      <text:p text:style-name="P13"><text:span text:style-name="notranslate"><text:span text:style-name="T1">2.5.</text:span></text:span><text:span text:style-name="apple-converted-space"><text:span text:style-name="T16"> </text:span></text:span><text:span text:style-name="notranslate"><text:span text:style-name="T1">El trabajo realizado por el Contratista se realizará a la siguiente tarifa:</text:span></text:span><text:span text:style-name="notranslate"><text:span text:style-name="T8">. </text:span></text:span><text:span text:style-name="notranslate"><text:span text:style-name="T1">El Contratista emitirá facturas al departamento de pagos de la Compañía dentro de losdías siguientes a la finalización de los Servicios, a menos que la Compañía indique lo contrario, y proporcionará documentación según las instrucciones del departamento de pagos de la Compañía.</text:span></text:span><text:span text:style-name="apple-converted-space"><text:span text:style-name="T16"> </text:span></text:span><text:span text:style-name="notranslate"><text:span text:style-name="T1">La Compañía remitirá el pago al Contratista dentro dedías de recibir la factura del Contratista.</text:span></text:span></text:p>
      <text:p text:style-name="P13"><text:span text:style-name="notranslate"><text:span text:style-name="T1">2.6.</text:span></text:span><text:span text:style-name="apple-converted-space"><text:span text:style-name="T16"> </text:span></text:span><text:span text:style-name="notranslate"><text:span text:style-name="T1">La Compañía no será responsable por cualquier tipo de impuestos ya sean nacionales, provinciales, municipales y/o locales derivados de los ingresos netos del Contratista o por la retención y / o pago de cualquier ingreso nacional, provincial y/o municipal y otros impuestos sobre la nómina, compensación de trabajadores, beneficios por incapacidad u otros requisitos legales Aplicable al Contratista.</text:span></text:span></text:p>
      <text:p text:style-name="P12"><text:span text:style-name="notranslate"><text:span text:style-name="T11"><text:line-break/>3.0.</text:span></text:span><text:span text:style-name="apple-converted-space"><text:span text:style-name="T3"> </text:span></text:span><text:span text:style-name="notranslate"><text:span text:style-name="T10">Estado del Contratista Independiente.</text:span></text:span></text:p>
      <text:p text:style-name="P12"><text:span text:style-name="notranslate"><text:span text:style-name="T1">3.1.</text:span></text:span><text:span text:style-name="apple-converted-space"><text:span text:style-name="T16"> </text:span></text:span><text:span text:style-name="notranslate"><text:span text:style-name="T1">Las Partes acuerdan que el Contratista y cualquier Personal del Contratista serán contratados como contratistas independientes de la Compañía. Nada de lo contenido en este Acuerdo será interpretado para crear ningún tipo de relación de empleador y empleado, principal y agente, sociedad o empresa conjunta, o cualquier otra relación fiduciaria.</text:span></text:span></text:p>
      <text:p text:style-name="P12"><text:span text:style-name="notranslate"><text:span text:style-name="T1">3.2.</text:span></text:span><text:span text:style-name="apple-converted-space"><text:span text:style-name="T16"> </text:span></text:span><text:span text:style-name="notranslate"><text:span text:style-name="T1">El Contratista no podrá actuar como agente para, ni en nombre de la Compañía, ni para representar a la Compañía, ni para obligar a la Compañía de ninguna manera.</text:span></text:span></text:p>
      <text:p text:style-name="P12"><text:span text:style-name="notranslate"><text:span text:style-name="T1">3.3.</text:span></text:span><text:span text:style-name="apple-converted-space"><text:span text:style-name="T16"> </text:span></text:span><text:span text:style-name="notranslate"><text:span text:style-name="T1">El Contratista no tendrá derecho a compensación de trabajador, jubilación, seguro u otros beneficios otorgados a los empleados de la Compañía.</text:span></text:span></text:p>
      <text:p text:style-name="P13"><text:soft-page-break/><text:span text:style-name="notranslate"><text:span text:style-name="T1"><text:line-break/></text:span></text:span><text:span text:style-name="notranslate"><text:span text:style-name="T11">4.0.</text:span></text:span><text:span text:style-name="apple-converted-space"><text:span text:style-name="T3"> </text:span></text:span><text:span text:style-name="notranslate"><text:span text:style-name="T10">Propiedad.</text:span></text:span></text:p>
      <text:p text:style-name="P13"><text:span text:style-name="notranslate"><text:span text:style-name="T1">4.1.</text:span></text:span><text:span text:style-name="apple-converted-space"><text:span text:style-name="T16"> </text:span></text:span><text:span text:style-name="notranslate"><text:span text:style-name="T1">Las Partes acuerdan que, en la medida en que el Producto de Trabajo o una parte del Producto de Trabajo califique como "trabajo realizado por encargo", dentro de la definición de la Secciónde la Ley de Derechos de Autor de(), Se considerará una obra o trabajo realizado por encargo.</text:span></text:span><text:span text:style-name="apple-converted-space"><text:span text:style-name="T16"> </text:span></text:span><text:span text:style-name="notranslate"><text:span text:style-name="T1">Si el Producto de Trabajo o cualquier porción del Producto de Trabajo no califica como trabajo por encargo por contrato, y / o como de otra manera necesario para asegurar la propiedad completa de la Compañía de todos los derechos, títulos e intereses en el Producto de Trabajo, el Contratista transferirá y asignará a la Compañía todos los derechos, títulos e intereses en todo el mundo en y hacia cualquier Producto de Trabajo.</text:span></text:span><text:span text:style-name="apple-converted-space"><text:span text:style-name="T16"> </text:span></text:span><text:span text:style-name="notranslate"><text:span text:style-name="T1">Esta transferencia y cesión incluye, pero no se limita a, el derecho de publicar, distribuir, hacer trabajos derivados, editar, alterar o de otra manera utilizar el Producto de Trabajo en cualquier forma que la Compañía considere apropiada.</text:span></text:span></text:p>
      <text:p text:style-name="P13"><text:span text:style-name="notranslate"><text:span text:style-name="T1">4.2.</text:span></text:span><text:span text:style-name="apple-converted-space"><text:span text:style-name="T16"> </text:span></text:span><text:span text:style-name="notranslate"><text:span text:style-name="T1">La Empresa otorga al Contratista una licencia limitada, no exclusiva, intransferible, no cedible, libre de regalías, a nivel mundial para exhibir el Producto de Trabajo en una plataforma controlada personalmente, en su totalidad o en parte, por el Contratista.</text:span></text:span><text:span text:style-name="apple-converted-space"><text:span text:style-name="T16"> <text:line-break/></text:span></text:span><text:span text:style-name="notranslate"><text:span text:style-name="T1">La Compañía puede revocar esta licencia en cualquier momento solicitando la retirada del Producto de Trabajo exhibido por el Contratista.</text:span></text:span><text:span text:style-name="apple-converted-space"><text:span text:style-name="T16"> </text:span></text:span><text:span text:style-name="notranslate"><text:span text:style-name="T1">A petición, el Contratista retirará el Producto de Trabajo de la plataforma y proporcionará notificación por escrito de dicha remoción.</text:span></text:span></text:p>
      <text:p text:style-name="P13"><text:span text:style-name="notranslate"><text:span text:style-name="T11"><text:line-break/>5.0.</text:span></text:span><text:span text:style-name="apple-converted-space"><text:span text:style-name="T3"> </text:span></text:span><text:span text:style-name="notranslate"><text:span text:style-name="T10">Representaciones.</text:span></text:span><text:span text:style-name="apple-converted-space"><text:span text:style-name="T3"> </text:span></text:span></text:p>
      <text:p text:style-name="P13"><text:span text:style-name="notranslate"><text:span text:style-name="T1">Ambas Partes manifiestan que están plenamente autorizadas y facultadas para celebrar el presente Acuerdo y que el cumplimiento de las obligaciones en virtud del presente acuerdo no violará ni infringirá los derechos de terceros ni violará ningún acuerdo entre las Partes y cualquier otro Persona, empresa u organización o cualquier ley o regulación gubernamental y/o provincial y/o municipal.</text:span></text:span></text:p>
      <text:p text:style-name="P12"><text:span text:style-name="notranslate"><text:span text:style-name="T11"><text:line-break/>6.0.</text:span></text:span><text:span text:style-name="apple-converted-space"><text:span text:style-name="T3"> </text:span></text:span><text:span text:style-name="notranslate"><text:span text:style-name="T10">Indemnización.</text:span></text:span><text:span text:style-name="apple-converted-space"><text:span text:style-name="T3"> </text:span></text:span></text:p>
      <text:p text:style-name="P12"><text:span text:style-name="notranslate"><text:span text:style-name="T1">El Contratista indemnizará y eximirá de responsabilidad a la Compañía, a sus afiliados y a sus respectivos funcionarios, directores, agentes y empleados de cualquier reclamo, demanda, pérdida, causa de acción, daño, pleito, juicio, incluyendo honorarios de abogados y costos y costes, derivados de, o relacionados con, los servicios del Contratista bajo este Acuerdo.<text:line-break/></text:span></text:span></text:p>
      <text:p text:style-name="P12"/>
      <text:p text:style-name="P12"><text:span text:style-name="notranslate"><text:span text:style-name="T11">7.0.</text:span></text:span><text:span text:style-name="apple-converted-space"><text:span text:style-name="T3"> </text:span></text:span><text:span text:style-name="notranslate"><text:span text:style-name="T10">Información confidencial.</text:span></text:span></text:p>
      <text:p text:style-name="P15"><text:span text:style-name="notranslate"><text:span text:style-name="T1">7.1 Cada Parte (en su nombre y en nombre de sus subcontratistas, empleados o representantes, o agentes de cualquier clase) acuerda mantener y tratar toda la información confidencial de la otra Parte, incluyendo, pero no limitado a, secretos comerciales, cifras de ventas, los empleados y la información del cliente y cualquier otra información que la Parte receptora razonablemente debe saber es confidencial (</text:span></text:span><text:span text:style-name="apple-converted-space"><text:span text:style-name="T16"> </text:span></text:span><text:span text:style-name="notranslate"><text:span text:style-name="T15">“información</text:span></text:span><text:span text:style-name="apple-converted-space"><text:span text:style-name="T15"> </text:span></text:span><text:span text:style-name="notranslate"><text:span text:style-name="T15">confidencial”) </text:span></text:span><text:span text:style-name="notranslate"><text:span text:style-name="T1">como confidencial y proteger la información confidencial con el mismo grado de atención que utiliza cada parte para proteger su propia información confidencial de la misma naturaleza.</text:span></text:span></text:p>
      <text:p text:style-name="P15"><text:span text:style-name="notranslate"><text:span text:style-name="T1">7.2 La Información Confidencial no incluye información que (i) en el momento de la divulgación o posteriormente sea legalmente obtenida de fuentes públicamente disponibles generalmente conocidas por el público (excepto como resultado de una divulgación por la Parte receptora o sus representantes);</text:span></text:span><text:span text:style-name="apple-converted-space"><text:span text:style-name="T16"> </text:span></text:span><text:span text:style-name="notranslate"><text:span text:style-name="T1">(ii) esté disponible para la Parte receptora de una manera no confidencial de una fuente que no esté vinculada por un acuerdo de confidencialidad con respecto a la Información Confidencial y no esté obligada a hacerlo;</text:span></text:span><text:span text:style-name="apple-converted-space"><text:span text:style-name="T16"> </text:span></text:span><text:span text:style-name="notranslate"><text:span text:style-name="T1">O (iii) ha sido adquirida o desarrollada independientemente por la Parte receptora sin violar sus obligaciones bajo este Acuerdo o bajo ninguna ley nacional, provincial, municipal o de cualquier otra jurisdicción pertinente.</text:span></text:span></text:p>
      <text:p text:style-name="P13"><text:span text:style-name="notranslate"><text:span text:style-name="T11"><text:line-break/>8.0.</text:span></text:span><text:span text:style-name="apple-converted-space"><text:span text:style-name="T3"> </text:span></text:span><text:span text:style-name="notranslate"><text:span text:style-name="T10">Responsabilidad.</text:span></text:span></text:p>
      <text:p text:style-name="P13"><text:span text:style-name="apple-converted-space"><text:span text:style-name="T16"> </text:span></text:span><text:span text:style-name="notranslate"><text:span text:style-name="T1">EXCEPTO CON RESPECTO A LAS OBLIGACIONES DE INDEMNIZACIÓN DE LAS PARTES, NINGUNA DE LAS PARTES SERÁ RESPONSABLE HACIA EL OTRO POR CUALQUIER DAÑO ESPECIAL, INDIRECTO, INCIDENTAL, PUNITIVO O CONSECUENTE QUE SURJA DE O RELACIONADO CON ESTE ACUERDO, INCLUYENDO DAÑOS CORPORALES, MUERTE, PÉRDIDA DE INGRESOS O BENEFICIOS U OTROS BENEFICIOS, Y RECLAMOS POR CUALQUIER TERCERO, INCLUSO SI LAS PARTES HAN SIDO ADVERTIDAS DE LA POSIBILIDAD DE DICHOS DAÑOS.</text:span></text:span><text:span text:style-name="apple-converted-space"><text:span text:style-name="T16"> </text:span></text:span><text:span text:style-name="notranslate"><text:span text:style-name="T1">LA LIMITACIÓN ANTERIOR SE APLICA A TODAS LAS CAUSAS DE ACCIÓN EN EL AGREGADO, INCLUYENDO SIN LIMITACIÓN AL INCUMPLIMIENTO DE CONTRATO, INCUMPLIMIENTO DE GARANTÍA, NEGLIGENCIA, RESPONSABILIDAD ESTRICTA Y OTROS.</text:span></text:span></text:p>
      <text:p text:style-name="P12"><text:span text:style-name="notranslate"><text:span text:style-name="T1"><text:line-break/></text:span></text:span><text:span text:style-name="notranslate"><text:span text:style-name="T11">9.0.</text:span></text:span><text:span text:style-name="apple-converted-space"><text:span text:style-name="T3"> </text:span></text:span><text:span text:style-name="notranslate"><text:span text:style-name="T10">Renuncia de Garantías.</text:span></text:span></text:p>
      <text:p text:style-name="P13"><text:span text:style-name="notranslate"><text:span text:style-name="T1">LAS GARANTÍAS CONTENIDAS EN EL PRESENTE DOCUMENTO SON LAS ÚNICAS GARANTÍAS ACEPTADAS POR LAS PARTES AQUÍ.</text:span></text:span><text:span text:style-name="apple-converted-space"><text:span text:style-name="T16"> </text:span></text:span><text:span text:style-name="notranslate"><text:span text:style-name="T1">CADA PARTE NO HACE NINGUNA OTRA GARANTÍA, YA SEA EXPRESA O IMPLÍCITA, Y EXPRESAMENTE EXCLUYE Y RENUNCIA A TODAS LAS DEMÁS GARANTÍAS Y REPRESENTACIONES DE CUALQUIER TIPO, INCLUYENDO CUALQUIER GARANTÍA DE COMERCIALIZACIÓN, ADECUACIÓN PARA UN PROPÓSITO PARTICULAR, U OTROS.</text:span></text:span><text:span text:style-name="apple-converted-space"><text:span text:style-name="T16"> </text:span></text:span><text:span text:style-name="notranslate"><text:span text:style-name="T1">LA EMPRESA NO PROPORCIONA NINGUNA GARANTÍA DE QUE EL FUNCIONAMIENTO DE CUALQUIER SERVICIO AQUÍ SERÁ ININTERRUMPIDO O LIBRE DE ERRORES.</text:span></text:span></text:p>
      <text:p text:style-name="P13"><text:span text:style-name="notranslate"><text:span text:style-name="T11"><text:line-break/>10.0</text:span></text:span><text:span text:style-name="apple-converted-space"><text:span text:style-name="T3"> </text:span></text:span><text:span text:style-name="notranslate"><text:span text:style-name="T10">Disposiciones varias.</text:span></text:span></text:p>
      <text:p text:style-name="P15"><text:span text:style-name="notranslate"><text:span text:style-name="T1">10.1.</text:span></text:span><text:span text:style-name="apple-converted-space"><text:span text:style-name="T16"> </text:span></text:span><text:span text:style-name="notranslate"><text:span text:style-name="T1">El presente Acuerdo y los anexos, duplicados o copias que lo acompañen constituyen el acuerdo completo entre las Partes con respecto al objeto del presente Acuerdo y sustituyen todas las negociaciones, acuerdos, representaciones y entendimientos previos de cualquier tipo, ya sean escritos u orales entre las Partes, anteriores a la fecha del presente Acuerdo.</text:span></text:span></text:p>
      <text:p text:style-name="P15"><text:span text:style-name="notranslate"><text:span text:style-name="T1">10.2.</text:span></text:span><text:span text:style-name="apple-converted-space"><text:span text:style-name="T16"> </text:span></text:span><text:span text:style-name="notranslate"><text:span text:style-name="T1">Este Acuerdo puede ser enmendado solamente por acuerdo escrito debidamente firmado por un representante autorizado de cada parte (el correo electrónico con la dirección legal, es aceptable).</text:span></text:span></text:p>
      <text:p text:style-name="P15"><text:span text:style-name="notranslate"><text:span text:style-name="T1">10.3.</text:span></text:span><text:span text:style-name="apple-converted-space"><text:span text:style-name="T16"> </text:span></text:span><text:span text:style-name="notranslate"><text:span text:style-name="T1">Si alguna disposición o disposiciones de este Acuerdo se mantienen inaplicables por cualquier motivo, dicha disposición se modificará para reflejar la intención de las partes.</text:span></text:span><text:span text:style-name="apple-converted-space"><text:span text:style-name="T16"> </text:span></text:span><text:span text:style-name="notranslate"><text:span text:style-name="T1">Todas las disposiciones restantes de este Acuerdo permanecerán en pleno vigor y efecto durante la vigencia de este Acuerdo.</text:span></text:span></text:p>
      <text:p text:style-name="P15"><text:span text:style-name="notranslate"><text:span text:style-name="T1">10.4.</text:span></text:span><text:span text:style-name="apple-converted-space"><text:span text:style-name="T16"> </text:span></text:span><text:span text:style-name="notranslate"><text:span text:style-name="T1">El presente Acuerdo no será cedido por ninguna de las partes sin el consentimiento expreso de la otra parte.</text:span></text:span></text:p>
      <text:p text:style-name="P15"><text:span text:style-name="notranslate"><text:span text:style-name="T1">10.5.</text:span></text:span><text:span text:style-name="apple-converted-space"><text:span text:style-name="T16"> </text:span></text:span><text:span text:style-name="notranslate"><text:span text:style-name="T1">No se presumirá que un fracaso o retraso en el ejercicio de cualquier derecho, poder o privilegio con respecto a este Acuerdo constituya una renuncia, y no se presumirá que un ejercicio único o parcial de cualquier derecho, poder o privilegio impide cualquier posterior o ulterior Ejercicio, de ese derecho, poder o privilegio o el ejercicio de cualquier otro derecho, poder o privilegio.</text:span></text:span></text:p>
      <text:p text:style-name="P15"><text:span text:style-name="notranslate"><text:span text:style-name="T1">10.6.</text:span></text:span><text:span text:style-name="apple-converted-space"><text:span text:style-name="T16"> </text:span></text:span><text:span text:style-name="notranslate"><text:span text:style-name="T1">Este Contrato se regirá e interpretará de conformidad con las leyes delEstado desin referencia a ningún principio de conflicto de leyes, que pudiera causar la aplicación de las leyes de otro. Cualquier acción instituida por cualquiera de las partes que surja de este Acuerdo sólo será llevada, juzgada y resuelta en los tribunales federales, nacionales o estatales aplicables que tengan jurisdicción en el Estado de</text:span></text:span><text:span text:style-name="apple-converted-space"><text:span text:style-name="T16">. </text:span></text:span><text:span text:style-name="notranslate"><text:span text:style-name="T1">CADA PARTE CONSIDERA A LA EXCLUSIVA JURISDICCIÓN PERSONAL Y LUGAR DE LOS TRIBUNALES, ESTADO Y FEDERAL, TENIENDO JURISDICCIÓN EN EL ESTADO DE.</text:span></text:span></text:p>
      <text:p text:style-name="P13"/>
      <text:p text:style-name="P13"><text:span text:style-name="notranslate"><text:span text:style-name="T1">Las Partes firman el presente Acuerdo en la fecha indicada en la cláusula introductoria.</text:span></text:span></text:p>
      <text:p text:style-name="P12"><text:span text:style-name="notranslate"><text:span text:style-name="T22"><text:line-break/></text:span></text:span><text:span text:style-name="notranslate"><text:span text:style-name="T23"><text:line-break/></text:span></text:span></text:p>
      <text:p text:style-name="P12"><text:span text:style-name="notranslate"><text:span text:style-name="T3">Firma:</text:span></text:span><text:span text:style-name="notranslate"><text:span text:style-name="T1"> ____________________________________</text:span></text:span></text:p>
      <text:p text:style-name="P12"><text:soft-page-break/><text:span text:style-name="notranslate"><text:span text:style-name="T3">Nombre:</text:span></text:span><text:span text:style-name="notranslate"><text:span text:style-name="T1"> __________________________________</text:span></text:span></text:p>
      <text:p text:style-name="P12"><text:span text:style-name="notranslate"><text:span text:style-name="T3">Titulo:</text:span></text:span><text:span text:style-name="notranslate"><text:span text:style-name="T16"> _________________________________</text:span></text:span></text:p>
      <text:p text:style-name="P12"><text:span text:style-name="notranslate"><text:span text:style-name="T22"><text:line-break/><text:line-break/></text:span></text:span></text:p>
      <text:p text:style-name="P12"><text:span text:style-name="notranslate"><text:span text:style-name="T3">Firma:</text:span></text:span><text:span text:style-name="notranslate"><text:span text:style-name="T1"> ____________________________________</text:span></text:span></text:p>
      <text:p text:style-name="P12"><text:span text:style-name="notranslate"><text:span text:style-name="T3">Nombre:</text:span></text:span><text:span text:style-name="notranslate"><text:span text:style-name="T1"> __________________________________</text:span></text:span></text:p>
      <text:p text:style-name="P12"><text:span text:style-name="notranslate"><text:span text:style-name="T3">Titulo:</text:span></text:span><text:span text:style-name="notranslate"><text:span text:style-name="T16"> _________________________________</text:span></text:span></text:p>
      <text:p text:style-name="P12"><text:bookmark text:name="_PictureBullets"/></text:p>
      <text:p text:style-name="P12"/>
      <text:p text:style-name="P12"/>
      <text:p text:style-name="P12"/>
      <text:p text:style-name="P12"/>
      <text:p text:style-name="P12"/>
      <text:p text:style-name="P12"/>
      <text:p text:style-name="P12"><text:span text:style-name="notranslate"><text:span text:style-name="T4">Notas:<text:line-break/>Todas las cifras expresadas en: (USD) United States Dollar.<text:line-break/>No se incluyen impuestos en los valores aquí presen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Gothic720 Lt BT" svg:font-family="'Gothic720 Lt BT', 'Times New Roman'"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othic720 Lt BT1" svg:font-family="'Gothic720 Lt BT', 'Times New Roman'" style:font-family-generic="system" style:font-pitch="variable"/>
    <style:font-face style:name="Lohit Devanagari" svg:font-family="'Lohit Devanagari'" style:font-family-generic="system" style:font-pitch="variable"/>
    <style:font-face style:name="MS Mincho" svg:font-family="'MS Mincho', 'MS Gothic'" style:font-family-generic="system" style:font-pitch="variable"/>
    <style:font-face style:name="Mangal" svg:font-family="Mangal" style:font-family-generic="system" style:font-pitch="variable"/>
    <style:font-face style:name="Mangal1" svg:font-family="Mangal, 'Courier New'"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fals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s" fo:country="CL" style:letter-kerning="fals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style:use-window-font-color="true" style:font-name="Times New Roman" fo:font-family="'Times New Roman'" style:font-family-generic="roman" style:font-pitch="variable" fo:font-size="12pt" fo:language="es" fo:country="ES" style:letter-kerning="tru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1" style:font-family-complex="Mangal, 'Courier New'"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class="text">
      <style:paragraph-properties fo:margin-top="0.1945in" fo:margin-bottom="0.194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default-outline-level="3" style:list-style-name="" style:class="text">
      <style:paragraph-properties fo:margin-left="0in" fo:margin-right="0in" fo:margin-top="0.0972in" fo:margin-bottom="0.0835in" loext:contextual-spacing="false" fo:text-align="start" style:justify-single-word="false" fo:orphans="0" fo:widows="0" fo:text-indent="0in" style:auto-text-indent="false" style:writing-mode="lr-tb"/>
      <style:text-properties style:use-window-font-color="true" style:font-name="Liberation Serif" fo:font-family="'Liberation Serif'" style:font-family-generic="roman" style:font-pitch="variable" fo:font-size="14pt" fo:language="es" fo:country="CL" fo:font-weight="bold" style:letter-kerning="fals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style:style>
    <style:style style:name="Heading_20_7" style:display-name="Heading 7" style:family="paragraph" style:default-outline-level="7" style:list-style-name="" style:class="text">
      <style:paragraph-properties fo:margin-top="0.0417in" fo:margin-bottom="0.0417in" loext:contextual-spacing="false" fo:text-align="start" style:justify-single-word="false" fo:orphans="0" fo:widows="0" style:writing-mode="lr-tb"/>
      <style:text-properties style:use-window-font-color="true" style:font-name="Liberation Serif" fo:font-family="'Liberation Serif'" style:font-family-generic="roman" style:font-pitch="variable" fo:font-size="11pt" fo:language="es" fo:country="CL" fo:font-weight="bold" style:letter-kerning="false" style:font-name-asian="Noto Sans CJK SC" style:font-family-asian="'Noto Sans CJK SC'" style:font-family-generic-asian="system" style:font-pitch-asian="variable" style:font-size-asian="11pt" style:language-asian="zh" style:country-asian="CN" style:font-weight-asian="bold" style:font-name-complex="Lohit Devanagari" style:font-family-complex="'Lohit Devanagari'" style:font-family-generic-complex="system" style:font-pitch-complex="variable" style:font-size-complex="11pt" style:language-complex="hi" style:country-complex="IN" style:font-weight-complex="bold"/>
    </style:style>
    <style:style style:name="Heading_20_8" style:display-name="Heading 8" style:family="paragraph" style:default-outline-level="8" style:list-style-name="" style:class="text">
      <style:paragraph-properties fo:margin-left="0in" fo:margin-right="0in" fo:margin-top="0.0417in" fo:margin-bottom="0.0417in" loext:contextual-spacing="false" fo:text-align="start" style:justify-single-word="false" fo:orphans="0" fo:widows="0" fo:text-indent="0in" style:auto-text-indent="false" style:writing-mode="lr-tb"/>
      <style:text-properties style:use-window-font-color="true" style:font-name="Liberation Serif" fo:font-family="'Liberation Serif'" style:font-family-generic="roman" style:font-pitch="variable" fo:font-size="11pt" fo:language="es" fo:country="CL" fo:font-style="italic" fo:font-weight="bold" style:letter-kerning="false" style:font-name-asian="Noto Sans CJK SC" style:font-family-asian="'Noto Sans CJK SC'" style:font-family-generic-asian="system" style:font-pitch-asian="variable" style:font-size-asian="11pt" style:language-asian="zh" style:country-asian="CN" style:font-style-asian="italic" style:font-weight-asian="bold" style:font-name-complex="Lohit Devanagari" style:font-family-complex="'Lohit Devanagari'" style:font-family-generic-complex="system" style:font-pitch-complex="variable" style:font-size-complex="11pt" style:language-complex="hi" style:country-complex="IN" style:font-style-complex="italic" style:font-weight-complex="bold"/>
    </style:style>
    <style:style style:name="Título"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1" style:font-family-complex="Mangal, 'Courier New'" style:font-family-generic-complex="system" style:font-pitch-complex="variable"/>
    </style:style>
    <style:style style:name="Título2"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Courier New'" style:font-family-generic-complex="system" style:font-pitch-complex="variable" style:font-size-complex="14pt"/>
    </style:style>
    <style:style style:name="Título3" style:family="paragraph" style:parent-style-name="Título2" style:default-outline-level="">
      <style:paragraph-properties fo:text-align="center" style:justify-single-word="false"/>
      <style:text-properties fo:font-size="28pt" fo:font-weight="bold" style:font-size-asian="28pt" style:font-weight-asian="bold" style:font-size-complex="28pt" style:font-weight-complex="bold"/>
    </style:style>
    <style:style style:name="Título4"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Courier New'" style:font-family-generic-complex="system" style:font-pitch-complex="variable" style:font-size-complex="14pt"/>
    </style:style>
    <style:style style:name="Título5"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Courier New'" style:font-family-generic-complex="system" style:font-pitch-complex="variable" style:font-size-complex="14pt"/>
    </style:style>
    <style:style style:name="Descripció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Courier New'" style:font-family-generic-complex="system" style:font-pitch-complex="variable" style:font-size-complex="12pt" style:font-style-complex="italic"/>
    </style:style>
    <style:style style:name="Epígrafe2"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Courier New'" style:font-family-generic-complex="system" style:font-pitch-complex="variable" style:font-size-complex="12pt" style:font-style-complex="italic"/>
    </style:style>
    <style:style style:name="Título1" style:family="paragraph" style:parent-style-name="Standard" style:default-outline-level="">
      <style:paragraph-properties fo:margin-top="0.1665in" fo:margin-bottom="0.0835in" loext:contextual-spacing="false" fo:keep-with-next="always"/>
      <style:text-properties style:font-name="Liberation Sans1" fo:font-family="'Liberation Sans', Arial" style:font-family-generic="roman" style:font-pitch="variable" fo:font-size="14pt" style:font-name-asian="Microsoft YaHei" style:font-family-asian="'Microsoft YaHei'" style:font-family-generic-asian="system" style:font-pitch-asian="variable" style:font-size-asian="14pt" style:font-name-complex="Mangal1" style:font-family-complex="Mangal, 'Courier New'" style:font-family-generic-complex="system" style:font-pitch-complex="variable" style:font-size-complex="14pt"/>
    </style:style>
    <style:style style:name="Epígrafe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Courier New'" style:font-family-generic-complex="system" style:font-pitch-complex="variable" style:font-size-complex="12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Contenido_20_de_20_la_20_tabla" style:display-name="Contenido de la tabla" style:family="paragraph" style:parent-style-name="Standard" style:default-outline-level="">
      <style:paragraph-properties text:number-lines="false" text:line-number="0"/>
    </style:style>
    <style:style style:name="Título_20_de_20_la_20_tabla" style:display-name="Título de la tabla" style:family="paragraph" style:parent-style-name="Contenido_20_de_20_la_20_tabla" style:default-outline-level="">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rmal_20_Text_20_sans_20_Char" style:display-name="Normal Text sans Char" style:family="paragraph" style:parent-style-name="Standard" style:default-outline-level="">
      <style:paragraph-properties fo:margin-left="1.9689in" fo:margin-right="0.248in" fo:margin-top="0.111in" fo:margin-bottom="0.1945in" loext:contextual-spacing="false" fo:hyphenation-ladder-count="no-limit" fo:text-indent="0in" style:auto-text-indent="false"/>
      <style:text-properties fo:color="#000000" style:font-name="Gothic720 Lt BT" fo:font-family="'Gothic720 Lt BT', 'Times New Roman'" style:font-family-generic="roman" style:font-pitch="variable" fo:font-size="9.5pt" fo:language="en" fo:country="US" style:font-name-asian="MS Mincho" style:font-family-asian="'MS Mincho', 'MS Gothic'" style:font-family-generic-asian="system" style:font-pitch-asian="variable" style:font-size-asian="9.5pt" style:font-name-complex="Gothic720 Lt BT1" style:font-family-complex="'Gothic720 Lt BT', 'Times New Roman'" style:font-family-generic-complex="system" style:font-pitch-complex="variable" fo:hyphenate="true" fo:hyphenation-remain-char-count="2" fo:hyphenation-push-char-count="2"/>
    </style:style>
    <style:style style:name="Contenido_20_del_20_marco" style:display-name="Contenido del marco" style:family="paragraph" style:parent-style-name="Standard" style:default-outline-level=""/>
    <style:style style:name="Epígrafe3"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Encabezado_20_de_20_lista1" style:display-name="Encabezado de lista1" style:family="paragraph" style:parent-style-name="Título3" style:default-outline-level="">
      <style:paragraph-properties fo:margin-left="0in" fo:margin-right="0in" fo:text-align="start" style:justify-single-word="false" fo:text-indent="0in" style:auto-text-indent="false" text:number-lines="false" text:line-number="0" style:writing-mode="lr-tb"/>
      <style:text-properties style:font-name="Verdana" fo:font-family="Verdana" style:font-family-generic="roman" style:font-pitch="variable" fo:font-size="16pt" fo:font-weight="bold" style:font-size-asian="16pt" style:font-weight-asian="bold" style:font-name-complex="Verdana1" style:font-family-complex="Verdana" style:font-family-generic-complex="system" style:font-pitch-complex="variable" style:font-size-complex="16pt" style:font-weight-complex="bold"/>
    </style:style>
    <style:style style:name="Contents_20_1" style:display-name="Contents 1" style:family="paragraph" style:parent-style-name="Índice" style:default-outline-level=""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7" style:display-name="Contents 7" style:family="paragraph" style:parent-style-name="Índice" style:default-outline-level="" style:class="index">
      <style:paragraph-properties fo:margin-left="1.1791in" fo:margin-right="0in" fo:text-indent="0in" style:auto-text-indent="false">
        <style:tab-stops>
          <style:tab-stop style:position="4.7264in" style:type="right" style:leader-style="dotted" style:leader-text="."/>
        </style:tab-stops>
      </style:paragraph-properties>
    </style:style>
    <style:style style:name="Texto_20_con_20_sangría1" style:display-name="Texto con sangría1" style:family="paragraph" style:parent-style-name="Título4"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Título4"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Epígrafe"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Fuente_20_de_20_párrafo_20_predeter.4" style:display-name="Fuente de párrafo predeter.4"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Symbol" fo:font-family="Symbol" style:font-family-generic="roman" style:font-pitch="variable" fo:font-size="11pt" style:font-size-asian="11pt" style:font-name-complex="Symbol1" style:font-family-complex="Symbol" style:font-family-generic-complex="system" style:font-pitch-complex="variable"/>
    </style:style>
    <style:style style:name="WW8Num3z1" style:family="text">
      <style:text-properties fo:color="#99cc00"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fo:color="#99cc00"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text-properties fo:color="#99cc00" style:font-name="Symbol" fo:font-family="Symbol" style:font-family-generic="roman" style:font-pitch="variable" style:font-name-complex="Symbol1" style:font-family-complex="Symbol" style:font-family-generic-complex="system" style:font-pitch-complex="variable"/>
    </style:style>
    <style:style style:name="WW8Num3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5"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Fuente_20_de_20_párrafo_20_predeter.3" style:display-name="Fuente de párrafo predeter.3" style:family="text"/>
    <style:style style:name="WW8Num4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5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7z0" style:family="text">
      <style:text-properties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Fuente_20_de_20_párrafo_20_predeter.2" style:display-name="Fuente de párrafo predeter.2" style:family="text"/>
    <style:style style:name="notranslate" style:family="text" style:parent-style-name="Fuente_20_de_20_párrafo_20_predeter.2"/>
    <style:style style:name="Enlace_20_de_20_Internet" style:display-name="Enlace de Internet" style:family="text">
      <style:text-properties fo:color="#0000ff" style:text-underline-style="solid" style:text-underline-width="auto" style:text-underline-color="font-color"/>
    </style:style>
    <style:style style:name="apple-converted-space" style:family="text" style:parent-style-name="Fuente_20_de_20_párrafo_20_predeter.2"/>
    <style:style style:name="Fuente_20_de_20_párrafo_20_predeter.1" style:display-name="Fuente de párrafo predeter.1" style:family="text"/>
    <style:style style:name="Símbolos_20_de_20_numeración" style:display-name="Símbolos de numeración" style:family="text"/>
    <style:style style:name="Número_20_de_20_página" style:display-name="Número de página" style:family="text" style:parent-style-name="Fuente_20_de_20_párrafo_20_predeter."/>
    <style:style style:name="Enlace_20_del_20_índice" style:display-name="Enlace del índice"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3z8" style:family="text"/>
    <style:style style:name="WW8Num3z7"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_20__28_Web_29_">
      <style:paragraph-properties fo:margin-top="0in" fo:margin-bottom="0in" loext:contextual-spacing="false"/>
    </style:style>
    <style:style style:name="MP2" style:family="paragraph" style:parent-style-name="Footer">
      <style:paragraph-properties fo:margin-left="0in" fo:margin-right="0.25in" fo:text-indent="0in" style:auto-text-indent="false"/>
      <style:text-properties fo:font-size="8pt" style:font-size-asian="8pt" style:font-size-complex="8pt"/>
    </style:style>
    <style:style style:name="MP3" style:family="paragraph">
      <loext:graphic-properties draw:fill="solid" draw:fill-color="#ffffff"/>
      <style:paragraph-properties fo:text-align="start"/>
      <style:text-properties fo:color="#000000" fo:font-size="18pt"/>
    </style:style>
    <style:style style:name="MP4" style:family="paragraph" style:parent-style-name="Footer">
      <style:paragraph-properties fo:margin-left="0in" fo:margin-right="0.25in" fo:text-indent="0in" style:auto-text-indent="false"/>
    </style:style>
    <style:style style:name="MT1" style:family="text">
      <style:text-properties fo:color="#000000" style:font-name="Verdana" fo:font-size="16pt" fo:font-weight="bold" style:font-size-asian="16pt" style:font-weight-asian="bold" style:font-name-complex="Verdana1" style:font-size-complex="16pt"/>
    </style:style>
    <style:style style:name="MT2" style:family="text">
      <style:text-properties fo:color="#000000"/>
    </style:style>
    <style:style style:name="MT3" style:family="text">
      <style:text-properties fo:font-size="8pt" style:font-size-asian="8pt" style:font-size-complex="8pt"/>
    </style:style>
    <style:style style:name="Mgr1" style:family="graphic" style:parent-style-name="Frame">
      <style:graphic-properties draw:stroke="none" svg:stroke-width="0in" draw:fill="solid" draw:fill-color="#ffffff" draw:textarea-vertical-align="top" draw:auto-grow-height="false" fo:min-height="0.1925in" fo:min-width="0.0846in" fo:padding-top="0.0008in" fo:padding-bottom="0.0008in" fo:padding-left="0.0008in" fo:padding-right="0.0008in" fo:wrap-option="wrap" fo:margin-left="0in" fo:margin-right="0in" fo:margin-top="0in" fo:margin-bottom="0in" style:run-through="background" style:wrap="dynamic" style:number-wrapped-paragraphs="no-limit" style:wrap-contour="false" style:vertical-pos="from-top" style:vertical-rel="paragraph"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9839in" fo:margin-bottom="0.9839in" fo:margin-left="1.1811in" fo:margin-right="0.7866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665in" fo:margin-left="0in" fo:margin-right="0in" fo:margin-bottom="0.428in" style:dynamic-spacing="true"/>
      </style:header-style>
      <style:footer-style>
        <style:header-footer-properties fo:min-height="0.298in" fo:margin-left="0in" fo:margin-right="0in" fo:margin-top="0.2583in" style:dynamic-spacing="true"/>
      </style:footer-style>
    </style:page-layout>
  </office:automatic-styles>
  <office:master-styles>
    <style:master-page style:name="Standard" style:page-layout-name="Mpm1">
      <style:header>
        <text:p text:style-name="MP1"><text:span text:style-name="MT1">${OUR_LOGO}<text:tab/><text:tab/><text:tab/><text:tab/><text:tab/><text:tab/><text:tab/><text:tab/><text:tab/>${CUSTOMER_LOGO}</text:span></text:p>
      </style:header>
      <style:footer>
        <text:p text:style-name="MP2"><draw:custom-shape text:anchor-type="paragraph" draw:z-index="3" draw:name="Marco1" draw:style-name="Mgr1" draw:text-style-name="MP3" svg:width="0.0858in" svg:height="0.1933in" svg:x="7.3972in" svg:y="0.0008in"><text:p text:style-name="Footer"><text:span text:style-name="Número_20_de_20_página"><text:span text:style-name="MT2"><text:page-number text:select-page="current">4</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4"><text:span text:style-name="MT3">@Copyright 2017-2022, TaskControl PMS . All Rights Reserved. </text:span><text:s text:c="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8:27:36</meta:creation-date>
    <dc:language>es-CL</dc:language>
    <dc:date>2021-10-09T21:07:44</dc:date>
    <meta:editing-cycles>7</meta:editing-cycles>
    <dc:title>Caso de negocio</dc:title>
    <meta:editing-duration>PT2H14M</meta:editing-duration>
    <meta:generator>LibreOffice/6.0.7.3$Linux_X86_64 LibreOffice_project/00m0$Build-3</meta:generator>
    <meta:document-statistic meta:table-count="0" meta:image-count="0" meta:object-count="0" meta:page-count="4" meta:paragraph-count="63" meta:word-count="1817" meta:character-count="12205" meta:non-whitespace-character-count="10400"/>
    <meta:template xlink:type="simple" xlink:actuate="onRequest" xlink:title="Normal.dotm" xlink:href=""/>
  </office:meta>
</office:document-meta>
</file>